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800000077B3DAAB33CEA142E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A15" style:family="table-cell">
      <style:table-cell-properties fo:padding="0.0382in" fo:border-left="0.05pt solid #000000" fo:border-right="none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A16" style:family="table-cell">
      <style:table-cell-properties fo:padding="0.0382in" fo:border-left="0.05pt solid #000000" fo:border-right="none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A17" style:family="table-cell">
      <style:table-cell-properties fo:padding="0.0382in" fo:border-left="0.05pt solid #000000" fo:border-right="none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4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font-size="18pt" style:font-size-asian="18pt" style:font-size-complex="18pt"/>
    </style:style>
    <style:style style:name="P9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1" style:family="paragraph" style:parent-style-name="Standard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12" style:family="paragraph" style:parent-style-name="Standard">
      <style:paragraph-properties fo:line-height="100%" fo:text-align="center" style:justify-single-word="false"/>
      <style:text-properties fo:font-size="66pt" style:font-size-asian="66pt" style:font-size-complex="66pt"/>
    </style:style>
    <style:style style:name="P13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14" style:family="paragraph" style:parent-style-name="Table_20_Contents">
      <style:text-properties fo:font-size="18pt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311636" officeooo:paragraph-rsid="00311636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3131d8" officeooo:paragraph-rsid="003131d8" style:font-size-asian="18pt" style:font-size-complex="18pt"/>
    </style:style>
    <style:style style:name="P17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8" style:family="paragraph" style:parent-style-name="Table_20_Contents">
      <style:paragraph-properties fo:line-height="100%"/>
      <style:text-properties fo:font-size="18pt" officeooo:rsid="00315b02" officeooo:paragraph-rsid="00315b02" style:font-size-asian="18pt" style:font-size-complex="18pt"/>
    </style:style>
    <style:style style:name="P19" style:family="paragraph" style:parent-style-name="Table_20_Contents">
      <style:paragraph-properties fo:line-height="100%"/>
      <style:text-properties fo:font-size="18pt" officeooo:rsid="0031e071" officeooo:paragraph-rsid="0031e071" style:font-size-asian="18pt" style:font-size-complex="18pt"/>
    </style:style>
    <style:style style:name="P20" style:family="paragraph" style:parent-style-name="Table_20_Contents">
      <style:paragraph-properties fo:line-height="100%"/>
      <style:text-properties fo:font-size="18pt" officeooo:rsid="0033c6aa" officeooo:paragraph-rsid="0033c6aa" style:font-size-asian="18pt" style:font-size-complex="18pt"/>
    </style:style>
    <style:style style:name="P21" style:family="paragraph" style:parent-style-name="Table_20_Contents">
      <style:paragraph-properties fo:line-height="100%"/>
      <style:text-properties fo:font-size="18pt" officeooo:rsid="00351acb" officeooo:paragraph-rsid="00351acb" style:font-size-asian="18pt" style:font-size-complex="18pt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23" style:family="paragraph" style:parent-style-name="Title">
      <style:text-properties style:font-name="Comic Sans MS" fo:font-size="26pt" officeooo:paragraph-rsid="00360e18" style:font-size-asian="26pt" style:font-size-complex="26pt"/>
    </style:style>
    <style:style style:name="T1" style:family="text">
      <style:text-properties officeooo:rsid="001145c1"/>
    </style:style>
    <style:style style:name="T2" style:family="text">
      <style:text-properties officeooo:rsid="00360e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s/>Van:</text:p>
      <text:p text:style-name="P3"/>
      <text:p text:style-name="P23">Arduino <text:span text:style-name="T2">voor jonge tieners</text:span></text:p>
      <text:p text:style-name="P23"><text:span text:style-name="T1">leskaart 1</text:span>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4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6">Omschrijving</text:p>
          </table:table-cell>
          <table:table-cell table:style-name="Table.D1" office:value-type="string">
            <text:p text:style-name="P7">Klaar?</text:p>
          </table:table-cell>
        </table:table-row>
        <table:table-row>
          <table:table-cell table:style-name="Table.A2" table:number-rows-spanned="4" office:value-type="string">
            <text:p text:style-name="P22">1</text:p>
          </table:table-cell>
          <table:table-cell table:style-name="Table.B16" office:value-type="string">
            <text:p text:style-name="P9">1</text:p>
          </table:table-cell>
          <table:table-cell table:style-name="Table.C16" office:value-type="string">
            <text:p text:style-name="P9">Blink</text:p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5">2</text:p>
          </table:table-cell>
          <table:table-cell table:style-name="Table.C16" office:value-type="string">
            <text:p text:style-name="P9">Blink blink blink</text:p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5">3</text:p>
          </table:table-cell>
          <table:table-cell table:style-name="Table.C16" office:value-type="string">
            <text:p text:style-name="P16">Knop if … else</text:p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5">4</text:p>
          </table:table-cell>
          <table:table-cell table:style-name="Table.C16" office:value-type="string">
            <text:p text:style-name="P16">Knop flip</text:p>
          </table:table-cell>
          <table:table-cell table:style-name="Table.D16" office:value-type="string">
            <text:p text:style-name="P8"/>
          </table:table-cell>
        </table:table-row>
        <table:table-row>
          <table:table-cell table:style-name="Table.A2" table:number-rows-spanned="4" office:value-type="string">
            <text:p text:style-name="P22">2</text:p>
          </table:table-cell>
          <table:table-cell table:style-name="Table.B16" office:value-type="string">
            <text:p text:style-name="P16">5</text:p>
          </table:table-cell>
          <table:table-cell table:style-name="Table.C16" office:value-type="string">
            <text:p text:style-name="P18">Blink 4</text:p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6</text:p>
          </table:table-cell>
          <table:table-cell table:style-name="Table.C16" office:value-type="string">
            <text:p text:style-name="P19">Knop en functies</text:p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7</text:p>
          </table:table-cell>
          <table:table-cell table:style-name="Table.C16" office:value-type="string">
            <text:p text:style-name="P19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8</text:p>
          </table:table-cell>
          <table:table-cell table:style-name="Table.C16" office:value-type="string">
            <text:p text:style-name="P19"/>
          </table:table-cell>
          <table:table-cell table:style-name="Table.D16" office:value-type="string">
            <text:p text:style-name="P8"/>
          </table:table-cell>
        </table:table-row>
        <table:table-row>
          <table:table-cell table:style-name="Table.A2" table:number-rows-spanned="4" office:value-type="string">
            <text:p text:style-name="P11">3</text:p>
          </table:table-cell>
          <table:table-cell table:style-name="Table.B16" office:value-type="string">
            <text:p text:style-name="P16">9</text:p>
          </table:table-cell>
          <table:table-cell table:style-name="Table.C16" office:value-type="string">
            <text:p text:style-name="P20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10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11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12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8"/>
          </table:table-cell>
        </table:table-row>
        <table:table-row>
          <table:table-cell table:style-name="Table.A2" table:number-rows-spanned="4" office:value-type="string">
            <text:p text:style-name="P22">4</text:p>
          </table:table-cell>
          <table:table-cell table:style-name="Table.B16" office:value-type="string">
            <text:p text:style-name="P16">13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14</text:p>
          </table:table-cell>
          <table:table-cell table:style-name="Table.C16" office:value-type="string">
            <text:p text:style-name="P21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6" office:value-type="string">
            <text:p text:style-name="P16">15</text:p>
          </table:table-cell>
          <table:table-cell table:style-name="Table.C16" office:value-type="string">
            <text:p text:style-name="P17"/>
          </table:table-cell>
          <table:table-cell table:style-name="Table.D16" office:value-type="string">
            <text:p text:style-name="P8"/>
          </table:table-cell>
        </table:table-row>
        <table:table-row>
          <table:covered-table-cell/>
          <table:table-cell table:style-name="Table.B17" office:value-type="string">
            <text:p text:style-name="P16">16</text:p>
          </table:table-cell>
          <table:table-cell table:style-name="Table.C17" office:value-type="string">
            <text:p text:style-name="P10"/>
          </table:table-cell>
          <table:table-cell table:style-name="Table.D17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rduino-uno-perspective-transparent" draw:opacity="30%" style:repeat="no-repeat" draw:fill-image-ref-point="center" style:footnote-max-height="0in">
        <style:background-image xlink:href="Pictures/10000201000008800000077B3DAAB33CEA142ED5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9-05-12T20:06:05.258882843</dc:date>
    <meta:editing-duration>PT52M40S</meta:editing-duration>
    <meta:editing-cycles>43</meta:editing-cycles>
    <meta:generator>LibreOffice/5.4.6.2$Linux_X86_64 LibreOffice_project/40m0$Build-2</meta:generator>
    <meta:document-statistic meta:table-count="1" meta:image-count="0" meta:object-count="0" meta:page-count="1" meta:paragraph-count="33" meta:word-count="46" meta:character-count="161" meta:non-whitespace-character-count="147"/>
  </office:meta>
</office:document-meta>
</file>